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480393"/>
          <table:table-cell office:value-type="float" office:value="0.01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5.0"/>
          <table:table-cell office:value-type="float" office:value="668.0"/>
          <table:table-cell office:value-type="float" office:value="2052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3.0"/>
          <table:table-cell office:value-type="float" office:value="2220.0"/>
          <table:table-cell office:value-type="float" office:value="1887.0"/>
          <table:table-cell office:value-type="float" office:value="1554.0"/>
          <table:table-cell office:value-type="float" office:value="1247.0"/>
          <table:table-cell office:value-type="float" office:value="6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398101"/>
          <table:table-cell office:value-type="float" office:value="0.01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27.0"/>
          <table:table-cell office:value-type="float" office:value="725.0"/>
          <table:table-cell office:value-type="float" office:value="2246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2.0"/>
          <table:table-cell office:value-type="float" office:value="2167.0"/>
          <table:table-cell office:value-type="float" office:value="1847.0"/>
          <table:table-cell office:value-type="float" office:value="1533.0"/>
          <table:table-cell office:value-type="float" office:value="1272.0"/>
          <table:table-cell office:value-type="float" office:value="6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39566"/>
          <table:table-cell office:value-type="float" office:value="0.0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25.0"/>
          <table:table-cell office:value-type="float" office:value="772.0"/>
          <table:table-cell office:value-type="float" office:value="2406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1.0"/>
          <table:table-cell office:value-type="float" office:value="2118.0"/>
          <table:table-cell office:value-type="float" office:value="1811.0"/>
          <table:table-cell office:value-type="float" office:value="1512.0"/>
          <table:table-cell office:value-type="float" office:value="1293.0"/>
          <table:table-cell office:value-type="float" office:value="6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